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ionResolver.setLocation( final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Resolv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Resolver.resolve( final Extension extension , final Project pro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